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3D000003529B3E03D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8.387cm" svg:height="22.491cm" draw:z-index="0"><draw:image xlink:href="Pictures/100000010000013D000003529B3E03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12:20:50.998190400</meta:creation-date>
    <dc:date>2025-11-20T12:21:56.593017500</dc:date>
    <meta:editing-duration>PT1M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2.2$Windows_X86_64 LibreOffice_project/d401f2107ccab8f924a8e2df40f573aab7605b6f</meta:generator>
  </office:meta>
</office:document-meta>
</file>